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5000003CB7293630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3.51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9.117cm" svg:x="1cm" svg:y="1cm">
          <draw:image xlink:href="Pictures/10000000000003C5000003CB72936304.jpg" xlink:type="simple" xlink:show="embed" xlink:actuate="onLoad">
            <text:p/>
          </draw:image>
        </draw:frame>
        <draw:frame draw:style-name="gr2" draw:layer="layout" svg:width="8.954cm" svg:height="13.761cm" svg:x="21.146cm" svg:y="6.939cm">
          <draw:text-box>
            <text:p><text:tab/><text:tab/># 0 coccinelle top</text:p>
            <text:p><text:tab/><text:tab/># 1 coccinelle bottom</text:p>
            <text:p><text:tab/><text:tab/># 2 sauterelle top</text:p>
            <text:p><text:tab/><text:tab/># 3 sauterelle bottom</text:p>
            <text:p><text:tab/><text:tab/># 4 araignée top</text:p>
            <text:p><text:tab/><text:tab/># 5 araignée bottom</text:p>
            <text:p><text:tab/><text:tab/># 6 abeille top</text:p>
            <text:p><text:tab/><text:tab/># 7 abeille bottom</text:p>
            <text:p/>
            <text:p><text:tab/><text:tab/># selon image</text:p>
            <text:p><text:tab/><text:tab/>#1 - 5643 - 5 </text:p>
            <text:p><text:tab/><text:tab/>#2 - 3146 - 7</text:p>
            <text:p><text:tab/><text:tab/>#3 - 5026 - 6</text:p>
            <text:p><text:tab/><text:tab/>#4 - 3167 - 8</text:p>
            <text:p><text:tab/><text:tab/>#5 - 5720 - 2</text:p>
            <text:p><text:tab/><text:tab/>#6 - 3641 - 9</text:p>
            <text:p><text:tab/><text:tab/>#7 - 2401 - 1</text:p>
            <text:p><text:tab/><text:tab/>#8 - 4036 - 8</text:p>
            <text:p><text:tab/><text:tab/>#9 - 1357 - 3</text:p>
          </draw:text-box>
        </draw:frame>
        <draw:custom-shape draw:style-name="gr3" draw:text-style-name="P1" draw:layer="layout" svg:width="0.7cm" svg:height="1cm" svg:x="5.9cm" svg:y="1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1cm" svg:x="6cm" svg:y="13.4cm">
          <text:p text:style-name="P1">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g>
          <draw:custom-shape draw:style-name="gr3" draw:text-style-name="P1" draw:layer="layout" svg:width="5cm" svg:height="5cm" svg:x="3cm" svg:y="5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5cm" svg:y="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7cm" svg:y="7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5cm" svg:y="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3cm" svg:y="7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8.5cm" svg:y="5cm">
            <text:p text:style-name="P1">1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0.5cm" svg:y="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2.5cm" svg:y="7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0.5cm" svg:y="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8.5cm" svg:y="7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14cm" svg:y="5cm"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6cm" svg:y="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8cm" svg:y="7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6cm" svg:y="9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4cm" svg:y="7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3cm" svg:y="10.5cm">
            <text:p text:style-name="P1">3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5cm" svg:y="10.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7cm" svg:y="12.5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5cm" svg:y="14.5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3cm" svg:y="12.5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8.5cm" svg:y="10.5cm">
            <text:p text:style-name="P1">4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0.5cm" svg:y="10.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2.5cm" svg:y="12.5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0.5cm" svg:y="14.5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8.5cm" svg:y="12.5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14cm" svg:y="10.5cm">
            <text:p text:style-name="P1">5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6cm" svg:y="10.5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8cm" svg:y="12.5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6cm" svg:y="14.5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4cm" svg:y="12.5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3cm" svg:y="16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5cm" svg:y="16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7cm" svg:y="18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5cm" svg:y="20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3cm" svg:y="18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8.5cm" svg:y="16cm">
            <text:p text:style-name="P1">7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0.5cm" svg:y="16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2.5cm" svg:y="18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0.5cm" svg:y="20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8.5cm" svg:y="18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5cm" svg:height="5cm" svg:x="14cm" svg:y="16cm">
            <text:p text:style-name="P1">8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6cm" svg:y="16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8cm" svg:y="18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6cm" svg:y="20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cm" svg:height="1cm" svg:x="14cm" svg:y="18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 </meta:initial-creator>
    <meta:creation-date>2013-02-25T07:43:07</meta:creation-date>
    <dc:date>2013-02-25T07:52:46</dc:date>
    <dc:creator>Marc </dc:creator>
    <meta:editing-duration>PT5M57S</meta:editing-duration>
    <meta:editing-cycles>2</meta:editing-cycles>
    <meta:generator>LibreOffice/3.6$Linux_X86_64 LibreOffice_project/360m1$Build-2</meta:generator>
    <meta:document-statistic meta:object-count="58"/>
  </office:meta>
</office:document-meta>
</file>